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aae6ff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aae6ff" draw:fill-color="#00b4ff" fo:padding-top="-0.05cm" fo:padding-bottom="-0.05cm" fo:padding-left="-0.05cm" fo:padding-right="-0.05cm"/>
    </style:style>
    <style:style style:name="gr3" style:family="graphic" style:parent-style-name="standard">
      <style:graphic-properties svg:stroke-width="0cm" svg:stroke-color="#aae6ff" draw:fill-color="#005a80" fo:padding-top="-0.05cm" fo:padding-bottom="-0.05cm" fo:padding-left="-0.05cm" fo:padding-right="-0.05cm"/>
    </style:style>
    <style:style style:name="gr4" style:family="graphic" style:parent-style-name="standard">
      <style:graphic-properties svg:stroke-width="0cm" svg:stroke-color="#aae6ff" draw:fill-color="#81cec7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aae6ff" draw:fill-color="#2caca1" fo:padding-top="-0.05cm" fo:padding-bottom="-0.05cm" fo:padding-left="-0.05cm" fo:padding-right="-0.05cm"/>
    </style:style>
    <style:style style:name="gr6" style:family="graphic" style:parent-style-name="standard">
      <style:graphic-properties svg:stroke-width="0cm" svg:stroke-color="#000000" draw:fill-color="#000000" fo:padding-top="-0.05cm" fo:padding-bottom="-0.05cm" fo:padding-left="-0.05cm" fo:padding-right="-0.05cm"/>
    </style:style>
    <style:style style:name="gr7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8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9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10" style:family="graphic" style:parent-style-name="standard">
      <style:graphic-properties svg:stroke-width="0cm" svg:stroke-color="#e4405c" draw:fill-color="#e4405c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1.979cm" svg:y="-5cm"/>
          <draw:glue-point draw:id="5" svg:x="5cm" svg:y="-5cm"/>
          <draw:glue-point draw:id="6" svg:x="1.511cm" svg:y="-5cm"/>
          <draw:glue-point draw:id="7" svg:x="-4.981cm" svg:y="5cm"/>
          <draw:glue-point draw:id="8" svg:x="2.499cm" svg:y="5cm"/>
          <draw:glue-point draw:id="9" svg:x="-1.241cm" svg:y="5cm"/>
          <draw:glue-point draw:id="10" svg:x="-5cm" svg:y="-1.79cm"/>
          <draw:glue-point draw:id="11" svg:x="-5cm" svg:y="1.594cm"/>
          <draw:glue-point draw:id="12" svg:x="5cm" svg:y="1.443cm"/>
          <draw:glue-point draw:id="13" svg:x="5cm" svg:y="-1.779cm"/>
          <draw:glue-point draw:id="14" svg:x="0.081cm" svg:y="-0.053cm"/>
          <draw:polygon draw:style-name="gr1" draw:layer="layout" svg:width="1.971cm" svg:height="0.64cm" svg:x="0.005cm" svg:y="0.642cm" svg:viewBox="0 0 1972 641" draw:points="0,641 1972,641 1972,0 0,0">
            <text:p/>
          </draw:polygon>
          <draw:polygon draw:style-name="gr2" draw:layer="layout" svg:width="2.635cm" svg:height="0.645cm" svg:x="0cm" svg:y="0cm" svg:viewBox="0 0 2636 646" draw:points="0,646 796,0 2636,0 1974,646">
            <text:p/>
          </draw:polygon>
          <draw:polygon draw:style-name="gr3" draw:layer="layout" svg:width="0.659cm" svg:height="1.301cm" svg:x="1.975cm" svg:y="0.001cm" svg:viewBox="0 0 660 1302" draw:points="0,1302 659,630 660,0 0,644">
            <text:p/>
          </draw:polygon>
          <draw:polygon draw:style-name="gr4" draw:layer="layout" svg:width="1.971cm" svg:height="0.719cm" svg:x="0.005cm" svg:y="1.277cm" svg:viewBox="0 0 1972 720" draw:points="0,720 1972,720 1972,0 0,0">
            <text:p/>
          </draw:polygon>
          <draw:polygon draw:style-name="gr5" draw:layer="layout" svg:width="0.659cm" svg:height="1.364cm" svg:x="1.975cm" svg:y="0.636cm" svg:viewBox="0 0 660 1365" draw:points="0,1365 659,653 660,0 0,644 0,1363">
            <text:p/>
          </draw:polygon>
          <draw:polygon draw:style-name="gr6" draw:layer="layout" svg:width="0.576cm" svg:height="0.157cm" svg:x="1.404cm" svg:y="0.11cm" svg:viewBox="0 0 577 158" draw:points="0,126 121,158 455,63 577,95 516,0 121,0 303,31">
            <text:p/>
          </draw:polygon>
          <draw:polygon draw:style-name="gr6" draw:layer="layout" svg:width="0.577cm" svg:height="0.157cm" svg:x="0.705cm" svg:y="0.11cm" svg:viewBox="0 0 578 158" draw:points="0,31 121,0 456,95 578,63 517,158 121,158 304,126">
            <text:p/>
          </draw:polygon>
          <draw:polygon draw:style-name="gr6" draw:layer="layout" svg:width="0.577cm" svg:height="0.157cm" svg:x="1.373cm" svg:y="0.33cm" svg:viewBox="0 0 578 158" draw:points="578,126 456,158 152,63 0,95 61,0 456,0 305,31">
            <text:p/>
          </draw:polygon>
          <draw:polygon draw:style-name="gr6" draw:layer="layout" svg:width="0.577cm" svg:height="0.162cm" svg:x="0.675cm" svg:y="0.33cm" svg:viewBox="0 0 578 163" draw:points="578,31 456,0 151,94 0,63 60,159 456,163 274,126">
            <text:p/>
          </draw:polygon>
          <draw:path draw:style-name="gr7" draw:layer="layout" svg:width="0.482cm" svg:height="0.146cm" svg:x="0.755cm" svg:y="1.047cm" svg:viewBox="0 0 483 147" svg:d="m241 147c134 0 242-33 242-74 0-40-108-73-242-73-133 0-241 33-241 73 0 41 108 74 241 74z">
            <text:p/>
          </draw:path>
          <draw:path draw:style-name="gr8" draw:layer="layout" svg:width="0.482cm" svg:height="0.146cm" svg:x="0.755cm" svg:y="1.047cm" svg:viewBox="0 0 483 147" svg:d="m241 147c134 0 242-33 242-74 0-40-108-73-242-73-133 0-241 33-241 73 0 41 108 74 241 74">
            <text:p/>
          </draw:path>
          <draw:path draw:style-name="gr7" draw:layer="layout" svg:width="0.482cm" svg:height="0.375cm" svg:x="0.755cm" svg:y="0.782cm" svg:viewBox="0 0 483 376" svg:d="m483 0c0 40-108 73-242 73s-241-33-241-73v302c0 41 107 74 241 74 133 0 242-33 242-74z">
            <text:p/>
          </draw:path>
          <draw:path draw:style-name="gr8" draw:layer="layout" svg:width="0.482cm" svg:height="0.375cm" svg:x="0.755cm" svg:y="0.782cm" svg:viewBox="0 0 483 376" svg:d="m483 0c0 40-108 73-242 73s-241-33-241-73v302c0 41 107 74 241 74 133 0 242-33 242-74">
            <text:p/>
          </draw:path>
          <draw:path draw:style-name="gr7" draw:layer="layout" svg:width="0.482cm" svg:height="0.146cm" svg:x="0.755cm" svg:y="0.709cm" svg:viewBox="0 0 483 147" svg:d="m241 147c134 0 242-33 242-74s-108-73-242-73c-133 0-241 32-241 73s107 74 241 74z">
            <text:p/>
          </draw:path>
          <draw:path draw:style-name="gr8" draw:layer="layout" svg:width="0.482cm" svg:height="0.146cm" svg:x="0.755cm" svg:y="0.709cm" svg:viewBox="0 0 483 147" svg:d="m241 147c134 0 242-33 242-74s-108-73-242-73c-133 0-241 32-241 73s107 74 241 74">
            <text:p/>
          </draw:path>
          <draw:line draw:style-name="gr9" draw:layer="layout" svg:x1="0.005cm" svg:y1="1.278cm" svg:x2="1.977cm" svg:y2="1.278cm">
            <text:p/>
          </draw:line>
          <draw:polygon draw:style-name="gr7" draw:layer="layout" svg:width="0.577cm" svg:height="0.153cm" svg:x="1.419cm" svg:y="0.151cm" svg:viewBox="0 0 578 154" draw:points="0,123 121,154 456,61 578,92 517,0 122,0 304,31 0,124">
            <text:p/>
          </draw:polygon>
          <draw:polygon draw:style-name="gr7" draw:layer="layout" svg:width="0.577cm" svg:height="0.152cm" svg:x="0.72cm" svg:y="0.151cm" svg:viewBox="0 0 578 153" draw:points="0,31 121,0 456,92 578,61 517,153 121,153 303,122 0,30">
            <text:p/>
          </draw:polygon>
          <draw:polygon draw:style-name="gr7" draw:layer="layout" svg:width="0.577cm" svg:height="0.153cm" svg:x="1.388cm" svg:y="0.366cm" svg:viewBox="0 0 578 154" draw:points="578,123 456,154 152,61 0,92 61,0 456,0 304,31">
            <text:p/>
          </draw:polygon>
          <draw:polygon draw:style-name="gr7" draw:layer="layout" svg:width="0.577cm" svg:height="0.157cm" svg:x="0.69cm" svg:y="0.365cm" svg:viewBox="0 0 578 158" draw:points="578,31 456,0 151,92 0,61 60,154 456,158 274,122 578,30">
            <text:p/>
          </draw:polygon>
          <draw:polygon draw:style-name="gr7" draw:layer="layout" svg:width="0.508cm" svg:height="0.099cm" svg:x="0.241cm" svg:y="1.588cm" svg:viewBox="0 0 509 100" draw:points="509,33 139,33 139,0 0,50 139,100 139,66 509,66">
            <text:p/>
          </draw:polygon>
          <draw:polygon draw:style-name="gr7" draw:layer="layout" svg:width="0.281cm" svg:height="0.18cm" svg:x="0.862cm" svg:y="1.727cm" svg:viewBox="0 0 282 181" draw:points="95,0 95,131 0,131 140,181 282,131 186,131 186,0">
            <text:p/>
          </draw:polygon>
          <draw:polygon draw:style-name="gr7" draw:layer="layout" svg:width="0.281cm" svg:height="0.18cm" svg:x="0.862cm" svg:y="1.371cm" svg:viewBox="0 0 282 181" draw:points="95,181 95,49 0,49 140,0 282,49 186,49 186,181">
            <text:p/>
          </draw:polygon>
          <draw:polygon draw:style-name="gr7" draw:layer="layout" svg:width="0.507cm" svg:height="0.099cm" svg:x="1.256cm" svg:y="1.588cm" svg:viewBox="0 0 508 100" draw:points="0,66 369,66 369,100 508,50 369,0 369,33 0,33">
            <text:p/>
          </draw:polygon>
          <draw:path draw:style-name="gr9" draw:layer="layout" svg:width="1.196cm" svg:height="0.422cm" svg:x="0.413cm" svg:y="1.43cm" svg:viewBox="0 0 1197 423" svg:d="m1183 418c-69 26-388-45-711-159-323-112-528-228-459-254 69-25 387 45 710 159 323 112 529 228 460 254">
            <text:p/>
          </draw:path>
          <draw:path draw:style-name="gr9" draw:layer="layout" svg:width="1.192cm" svg:height="0.424cm" svg:x="0.4cm" svg:y="1.429cm" svg:viewBox="0 0 1193 425" svg:d="m1178 4c72 25-129 138-449 253-322 115-641 188-715 163-71-24 129-138 449-252 321-115 641-187 715-164">
            <text:p/>
          </draw:path>
          <draw:path draw:style-name="gr10" draw:layer="layout" svg:width="0.537cm" svg:height="0.19cm" svg:x="0.73cm" svg:y="1.54cm" svg:viewBox="0 0 538 191" svg:d="m423 173c122-30 151-90 66-133-86-43-254-53-375-24-121 31-150 90-66 134 85 43 253 54 375 2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SCSI switch</dc:title>
    <meta:creation-date>2011-02-07T16:38:24</meta:creation-date>
    <meta:editing-duration>P0D</meta:editing-duration>
    <meta:editing-cycles>1</meta:editing-cycles>
    <meta:document-statistic meta:object-count="28"/>
    <meta:generator>OpenOffice.org/3.3$Linux OpenOffice.org_project/330m20$Build-9567</meta:generator>
  </office:meta>
</office:document-meta>
</file>